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image/png" manifest:full-path="Pictures/IMG79fe5273c9296e5fc5372e7161ec404a"/>
  <manifest:file-entry manifest:media-type="image/svg+xml" manifest:full-path="Pictures/QRC6e146faa82f42eb83ad7219fea74c508"/>
  <manifest:file-entry manifest:media-type="image/png" manifest:full-path="Pictures/IMG4fd1e47ebfcc4af552a32ca1ec38b87c"/>
  <manifest:file-entry manifest:media-type="image/svg+xml" manifest:full-path="Pictures/QRC54afc0222019b705a07b7addcad202d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style:style style:name="pagebreak" style:family="paragraph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1</text:p>
      <text:p text:style-name="Standard"/>
      <text:p text:style-name="Standard">Data : </text:p>
      <text:list text:style-name="L1">
        <text:list-item>
          <text:p text:style-name="P1">Value A : &amp;é"(§è!çà</text:p>
        </text:list-item>
        <text:list-item>
          <text:p text:style-name="P1">Value B : -)àç!è§(</text:p>
        </text:list-item>
      </text:list>
      <text:p text:style-name="Standard"/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/>
      <text:p text:style-name="Standard"/>
      <text:p text:style-name="Standard">bar</text:p>
      <text:p text:style-name="Standard"/>
      <text:p text:style-name="Standard"/>
      <text:p text:style-name="Standard">ok</text:p>
      <text:p text:style-name="Standard"/>
      <text:p text:style-name="Standard"/>
      <text:p text:style-name="Standard"/>
      <text:p text:style-name="Standard"/>
      <text:p text:style-name="Standard"><draw:frame text:anchor="aschar" svg:width="3.968749995cm" svg:height="3.968749995cm"><draw:image xlink:href="Pictures/QRC6e146faa82f42eb83ad7219fea74c508"/></draw:frame>
</text:p>
      <text:p text:style-name="Standard"/>
      <text:p text:style-name="Standard"><draw:frame text:anchor="aschar" svg:width="3.968749995cm" svg:height="3.968749995cm"><draw:image xlink:href="Pictures/IMG79fe5273c9296e5fc5372e7161ec404a"/></draw:frame>
</text:p>
      <text:p text:style-name="Standard"/>
      <text:p text:style-name="Standard">14 août 1988</text:p>
      <text:p text:style-name="Standard"/>
      <text:h text:outline-level="1">Hello World!</text:h>
      <text:p text:style-name="pagebreak"/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TEST PAGE 2</text:p>
      <text:p text:style-name="Standard"/>
      <text:p text:style-name="Standard">Data : </text:p>
      <text:list text:style-name="L1">
        <text:list-item>
          <text:p text:style-name="P1">Value A : -)àç!è§(</text:p>
        </text:list-item>
        <text:list-item>
          <text:p text:style-name="P1">Value B : &amp;é"(§è!çà</text:p>
        </text:list-item>
      </text:list>
      <text:p text:style-name="Standard"/>
      <text:p text:style-name="Standard"/>
      <text:p text:style-name="Standard"/>
      <text:p text:style-name="Standard">baz</text:p>
      <text:p text:style-name="Standard"/>
      <text:p text:style-name="Standard"/>
      <text:p text:style-name="Standard">ok</text:p>
      <text:p text:style-name="Standard"/>
      <text:p text:style-name="Standard"/>
      <text:p text:style-name="Standard"/>
      <text:p text:style-name="Standard"/>
      <text:p text:style-name="Standard">foo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="aschar" svg:width="3.968749995cm" svg:height="3.968749995cm"><draw:image xlink:href="Pictures/QRC54afc0222019b705a07b7addcad202da"/></draw:frame>
</text:p>
      <text:p text:style-name="Standard"/>
      <text:p text:style-name="Standard"><draw:frame text:anchor="aschar" svg:width="7.93749999cm" svg:height="7.93749999cm"><draw:image xlink:href="Pictures/IMG4fd1e47ebfcc4af552a32ca1ec38b87c"/></draw:frame>
</text:p>
      <text:p text:style-name="Standard"/>
      <text:p text:style-name="Standard"> 1 janvier 2020</text:p>
      <text:p text:style-name="Standard"/>
      <text:h text:outline-level="4">CLASSEMENT</text:h>
      <text:p>L'établissement est classé en type R de 3ème catégorie.
Avec une activité de Jardins d'enfant
L'effectif total est de 70 personnes: 50 au titre du public et 20 au titre du personnel.</text:p>
      <text:h text:outline-level="4">IMPLANTATION</text:h>
      <text:list>
        <text:list-item>
          <text:p>Le bâtiment se compose de 2 niveaux en superstructure</text:p>
        </text:list-item>
        <text:list-item>
          <text:p>Le bâtiment est de plain-pied.</text:p>
        </text:list-item>
        <text:list-item>
          <text:p>Le plancher bas du dernier niveau accessible au public est =&gt;8m.
Il est desservi par <text:span text:style-name="T1">1</text:span> voie(s) engin.</text:p>
        </text:list-item>
      </text:list>
      <text:h text:outline-level="4">CONSTRUCTION</text:h>
      <text:p>La stabilité au feu de la structure de l'établissement est de degré 2h.
La stabilité au feu des planchers de l'établissement est de degré 3h.</text:p>
      <text:h text:outline-level="4">VENTILATION / DESENFUMAGE</text:h>
      <text:p>L'établissement est désenfumé mécaniquement.
L'établissement est désenfumé naturellement.</text:p>
      <text:h text:outline-level="4">ELECTRICITE / ECLAIRAGE</text:h>
      <text:p>Présence de batteries accumulateurs et matériels associés, ayant pour fonction:</text:p>
      <text:list>
        <text:list-item>
          <text:p>Présence de parafoudr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évin DUBUC</meta:initial-creator>
    <meta:creation-date>2018-03-21T15:50:14</meta:creation-date>
    <dc:date>2025-08-05T11:49:02.437434000</dc:date>
    <meta:editing-duration>PT11H58M50S</meta:editing-duration>
    <meta:editing-cycles>47</meta:editing-cycles>
    <meta:generator>LibreOffice/25.2.3.2$MacOSX_AARCH64 LibreOffice_project/bbb074479178df812d175f709636b368952c2ce3</meta:generator>
    <meta:document-statistic meta:table-count="0" meta:image-count="0" meta:object-count="0" meta:page-count="1" meta:paragraph-count="16" meta:word-count="31" meta:character-count="254" meta:non-whitespace-character-count="240"/>
  </office:meta>
</office:document-meta>
</file>